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7"/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e gusta mucho que plantees esto así de frontal, porque aquí ya no estamos afinando detalles técnicos, sino tocando el corazón del libro: <text:span text:style-name="Strong_20_Emphasis">¿es la vida el límite máximo de la inteligencia posible, o solo un caso muy potente?</text:span></text:p>
      <text:p text:style-name="Text_20_body">Te propongo una respuesta honesta, rigurosa y filosóficamente fuerte:</text:p>
      <text:p text:style-name="Horizontal_20_Line"/>
      <text:h text:style-name="Heading_20_3" text:outline-level="3">1. No podemos demostrarlo como un teorema matemático</text:h>
      <text:p text:style-name="Text_20_body">Si somos rigurosos, no podemos escribir:</text:p>
      <text:p text:style-name="Quotations">“Queda demostrado que no puede existir un sistema más inteligente que la vida.”</text:p>
      <text:p text:style-name="Text_20_body">porque:</text:p>
      <text:list xml:id="list2973044220" text:style-name="L1">
        <text:list-item>
          <text:p text:style-name="P3">no conocemos todas las leyes del universo con certeza absoluta, </text:p>
        </text:list-item>
        <text:list-item>
          <text:p text:style-name="P3">no conocemos todos los posibles tipos de sistemas físicos, </text:p>
        </text:list-item>
        <text:list-item>
          <text:p text:style-name="P2">y la inteligencia no es un objeto matemático puro, sino una propiedad emergente. </text:p>
        </text:list-item>
      </text:list>
      <text:p text:style-name="Text_20_body">Así que, como teorema formal, no.<text:line-break/>Pero eso no significa que no podamos construir un <text:span text:style-name="Strong_20_Emphasis">argumento muy sólido de límite superior</text:span>.</text:p>
      <text:p text:style-name="Horizontal_20_Line"/>
      <text:h text:style-name="Heading_20_3" text:outline-level="3">2. Todo sistema inteligente está hecho de materia y energía</text:h>
      <text:p text:style-name="Text_20_body">Cualquier sistema que quieras imaginar:</text:p>
      <text:list xml:id="list529647574" text:style-name="L2">
        <text:list-item>
          <text:p text:style-name="P5">un cerebro, </text:p>
        </text:list-item>
        <text:list-item>
          <text:p text:style-name="P5">un ordenador, </text:p>
        </text:list-item>
        <text:list-item>
          <text:p text:style-name="P5">una civilización, </text:p>
        </text:list-item>
        <text:list-item>
          <text:p text:style-name="P4">una IA galáctica, </text:p>
        </text:list-item>
      </text:list>
      <text:p text:style-name="Text_20_body">tiene que obedecer las mismas restricciones físicas:</text:p>
      <text:list xml:id="list1493407922" text:style-name="L3">
        <text:list-item>
          <text:p text:style-name="P7">velocidad finita de transmisión de información, </text:p>
        </text:list-item>
        <text:list-item>
          <text:p text:style-name="P7">energía finita disponible, </text:p>
        </text:list-item>
        <text:list-item>
          <text:p text:style-name="P7">capacidad finita de almacenamiento, </text:p>
        </text:list-item>
        <text:list-item>
          <text:p text:style-name="P6">ruido, errores, degradación. </text:p>
        </text:list-item>
      </text:list>
      <text:p text:style-name="Text_20_body">Eso significa que <text:span text:style-name="Strong_20_Emphasis">la inteligencia no puede ser infinita</text:span>.<text:line-break/>Está acotada por:</text:p>
      <text:list xml:id="list2435701914" text:style-name="L4">
        <text:list-item>
          <text:p text:style-name="P9">cuánta información puede procesar, </text:p>
        </text:list-item>
        <text:list-item>
          <text:p text:style-name="P9">cuánta puede almacenar, </text:p>
        </text:list-item>
        <text:list-item>
          <text:p text:style-name="P8">cuánta puede explorar en un tiempo dado. </text:p>
        </text:list-item>
      </text:list>
      <text:p text:style-name="Text_20_body">Aquí aparece la idea clave:</text:p>
      <text:p text:style-name="Quotations">El límite de la inteligencia no lo marca la lógica, lo marca la física.</text:p>
      <text:p text:style-name="Horizontal_20_Line"><text:soft-page-break/></text:p>
      <text:h text:style-name="Heading_20_3" text:outline-level="3">3. ¿Qué arquitectura se acerca más a ese límite físico?</text:h>
      <text:p text:style-name="Text_20_body">Si preguntas:<text:line-break/>“Dado un universo con recursos finitos, ¿qué tipo de sistema puede exprimirlos mejor para reducir incertidumbre?”</text:p>
      <text:p text:style-name="Text_20_body">La respuesta natural es:</text:p>
      <text:list xml:id="list24538700" text:style-name="L5">
        <text:list-item>
          <text:p text:style-name="P11">un sistema <text:span text:style-name="Strong_20_Emphasis">masivamente paralelo</text:span>, </text:p>
        </text:list-item>
        <text:list-item>
          <text:p text:style-name="P11">distribuido en el espacio, </text:p>
        </text:list-item>
        <text:list-item>
          <text:p text:style-name="P11">capaz de <text:span text:style-name="Strong_20_Emphasis">auto-replicarse</text:span>, </text:p>
        </text:list-item>
        <text:list-item>
          <text:p text:style-name="P11">capaz de <text:span text:style-name="Strong_20_Emphasis">auto-modificarse</text:span>, </text:p>
        </text:list-item>
        <text:list-item>
          <text:p text:style-name="P11">capaz de <text:span text:style-name="Strong_20_Emphasis">explorar variaciones</text:span>, </text:p>
        </text:list-item>
        <text:list-item>
          <text:p text:style-name="P11">capaz de <text:span text:style-name="Strong_20_Emphasis">seleccionar lo que funciona</text:span>, </text:p>
        </text:list-item>
        <text:list-item>
          <text:p text:style-name="P10">capaz de <text:span text:style-name="Strong_20_Emphasis">acumular conocimiento</text:span>. </text:p>
        </text:list-item>
      </text:list>
      <text:p text:style-name="Text_20_body">Es decir: algo con la arquitectura general de la vida.</text:p>
      <text:p text:style-name="Text_20_body">Un ordenador clásico:</text:p>
      <text:list xml:id="list3034618945" text:style-name="L6">
        <text:list-item>
          <text:p text:style-name="P13">es centralizado, </text:p>
        </text:list-item>
        <text:list-item>
          <text:p text:style-name="P13">es secuencial (aunque tenga núcleos, sigue siendo muy limitado comparado con una biosfera), </text:p>
        </text:list-item>
        <text:list-item>
          <text:p text:style-name="P13">no se auto-reproduce de forma autónoma, </text:p>
        </text:list-item>
        <text:list-item>
          <text:p text:style-name="P13">no se auto-modifica libremente, </text:p>
        </text:list-item>
        <text:list-item>
          <text:p text:style-name="P12">no explora el espacio de posibilidades con la misma amplitud. </text:p>
        </text:list-item>
      </text:list>
      <text:p text:style-name="Horizontal_20_Line"/>
      <text:h text:style-name="Heading_20_3" text:outline-level="3">4. Truco conceptual: ampliar “vida” para incluir cualquier sistema máximo</text:h>
      <text:p text:style-name="Text_20_body">Aquí hay un movimiento filosófico muy potente que puedes hacer:</text:p>
      <text:list xml:id="list3755446858" text:style-name="L7">
        <text:list-item>
          <text:p text:style-name="P14">Definir <text:span text:style-name="Strong_20_Emphasis">vida</text:span> no como “células de carbono”, sino como:</text:p>
          <text:p text:style-name="P1">“Cualquier sistema físico que se auto-reproduce, se auto-modifica, explora variaciones y selecciona estructuras que reducen la incertidumbre del entorno.”</text:p>
        </text:list-item>
        <text:list-item>
          <text:p text:style-name="P14">Bajo esa definición, cualquier sistema que supere a la vida <text:span text:style-name="Strong_20_Emphasis">ya es vida</text:span>, aunque esté hecho de silicio, nubes de sondas, o redes cósmicas.</text:p>
        </text:list-item>
      </text:list>
      <text:p text:style-name="Text_20_body">Entonces la frase:</text:p>
      <text:p text:style-name="Quotations">“No puede existir un sistema más inteligente que la vida”</text:p>
      <text:p text:style-name="Text_20_body">se convierte en:</text:p>
      <text:p text:style-name="Quotations">“No puede existir un sistema más inteligente que el mejor sistema posible de auto-reproducción, variación y selección en este universo.”</text:p>
      <text:p text:style-name="Text_20_body"><text:soft-page-break/>Y eso es casi tautológico:<text:line-break/>si existiera algo más potente, sería una forma de vida en tu sentido ampliado.</text:p>
      <text:p text:style-name="Horizontal_20_Line"/>
      <text:h text:style-name="Heading_20_3" text:outline-level="3">5. Argumento de límite: vida como saturación de recursos</text:h>
      <text:p text:style-name="Text_20_body">Puedes construir un argumento así:</text:p>
      <text:list xml:id="list1294870635" text:style-name="L8">
        <text:list-item>
          <text:p text:style-name="P16"><text:span text:style-name="Strong_20_Emphasis">Inteligencia</text:span> = capacidad de reducir incertidumbre mediante decisiones acertadas. </text:p>
        </text:list-item>
        <text:list-item>
          <text:p text:style-name="P16">Esa capacidad está limitada por los recursos físicos disponibles. </text:p>
        </text:list-item>
        <text:list-item>
          <text:p text:style-name="P16">El sistema más inteligente posible es el que: </text:p>
          <text:list>
            <text:list-item>
              <text:p text:style-name="P16">usa todo el espacio, </text:p>
            </text:list-item>
            <text:list-item>
              <text:p text:style-name="P16">usa todo el tiempo, </text:p>
            </text:list-item>
            <text:list-item>
              <text:p text:style-name="P16">usa toda la energía disponible, </text:p>
            </text:list-item>
            <text:list-item>
              <text:p text:style-name="P16">explora el máximo de variaciones, </text:p>
            </text:list-item>
            <text:list-item>
              <text:p text:style-name="P16">conserva el máximo de información útil, </text:p>
            </text:list-item>
            <text:list-item>
              <text:p text:style-name="P15">y se mantiene en el tiempo. </text:p>
            </text:list-item>
          </text:list>
        </text:list-item>
      </text:list>
      <text:p text:style-name="Text_20_body">Ese sistema:</text:p>
      <text:list xml:id="list3381516795" text:style-name="L9">
        <text:list-item>
          <text:p text:style-name="P18">tiene que ser distribuido, </text:p>
        </text:list-item>
        <text:list-item>
          <text:p text:style-name="P18">tiene que ser evolutivo, </text:p>
        </text:list-item>
        <text:list-item>
          <text:p text:style-name="P18">tiene que ser auto-replicante, </text:p>
        </text:list-item>
        <text:list-item>
          <text:p text:style-name="P17">tiene que ser adaptativo. </text:p>
        </text:list-item>
      </text:list>
      <text:p text:style-name="Text_20_body">Es decir: <text:span text:style-name="Strong_20_Emphasis">tiene la forma general de una biosfera</text:span>.</text:p>
      <text:p text:style-name="Text_20_body">No puedes construir algo “por encima” de eso sin seguir las mismas reglas básicas.<text:line-break/>Si lo haces, lo que has construido <text:span text:style-name="Strong_20_Emphasis">es otra forma de vida</text:span>.</text:p>
      <text:p text:style-name="Horizontal_20_Line"/>
      <text:h text:style-name="Heading_20_3" text:outline-level="3">6. Cómo decirlo en el libro sin sonar dogmático</text:h>
      <text:p text:style-name="Text_20_body">En lugar de afirmar:</text:p>
      <text:p text:style-name="Quotations">“La vida es el máximo absoluto de la inteligencia.”</text:p>
      <text:p text:style-name="Text_20_body">puedes decir algo como:</text:p>
      <text:p text:style-name="Quotations">“Dado que cualquier sistema inteligente está limitado por las leyes físicas, el tipo de arquitectura que mejor aprovecha los recursos del universo es aquella que se auto-reproduce, se diversifica, explora y selecciona: es decir, una forma de vida.</text:p>
      <text:p text:style-name="Quotations">Bajo esta perspectiva, la vida no es una inteligencia entre otras, sino la forma general de la inteligencia máxima posible en un universo finito.”</text:p>
      <text:p text:style-name="Text_20_body">Y rematar con algo en esta línea:</text:p>
      <text:p text:style-name="Quotations"><text:soft-page-break/>“Podemos construir máquinas más rápidas, más precisas, más especializadas.<text:line-break/>Pero si alguna vez existiera un sistema que superara a la vida en su capacidad de explorar, aprender y adaptarse, no lo llamaríamos ‘máquina’.<text:line-break/>Lo llamaríamos, simplemente, otra forma de vida.”</text:p>
      <text:p text:style-name="Horizontal_20_Line"/>
      <text:p text:style-name="Text_20_body">Si quieres, en el siguiente paso podemos escribir el párrafo de cierre del capítulo donde planteas esta idea como conclusión filosófica: no como un teorema, sino como una visión del lugar de la vida en el espacio de todas las inteligencias posibl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30T12:28:59.807000000</meta:creation-date>
    <dc:date>2026-03-30T12:48:51.026000000</dc:date>
    <meta:editing-duration>PT9M41S</meta:editing-duration>
    <meta:editing-cycles>1</meta:editing-cycles>
    <meta:document-statistic meta:table-count="0" meta:image-count="0" meta:object-count="0" meta:page-count="4" meta:paragraph-count="81" meta:word-count="797" meta:character-count="4864" meta:non-whitespace-character-count="4150"/>
    <meta:generator>LibreOffice/7.3.5.2$Windows_X86_64 LibreOffice_project/184fe81b8c8c30d8b5082578aee2fed2ea847c01</meta:generator>
  </office:meta>
</office:document-meta>
</file>